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color="#0084d1" draw:fill="solid" draw:fill-color="#0084d1"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g>
          <draw:g>
            <draw:polyline draw:style-name="gr1" draw:text-style-name="P1" draw:layer="layout" svg:width="13.204cm" svg:height="9.743cm" svg:x="1.411cm" svg:y="6.902cm" svg:viewBox="0 0 13205 9744" draw:points="0,0 3475,0 3475,9744 9730,9744 9730,0 13205,0">
              <text:p/>
            </draw:polyline>
            <draw:line draw:style-name="gr2" draw:text-style-name="P1" draw:layer="layout" svg:x1="4.886cm" svg:y1="6.902cm" svg:x2="4.191cm" svg:y2="7.66cm">
              <text:p/>
            </draw:line>
            <draw:line draw:style-name="gr2" draw:text-style-name="P1" draw:layer="layout" svg:x1="4.231cm" svg:y1="6.904cm" svg:x2="3.536cm" svg:y2="7.662cm">
              <text:p/>
            </draw:line>
            <draw:line draw:style-name="gr2" draw:text-style-name="P1" draw:layer="layout" svg:x1="3.573cm" svg:y1="6.904cm" svg:x2="2.878cm" svg:y2="7.662cm">
              <text:p/>
            </draw:line>
            <draw:line draw:style-name="gr2" draw:text-style-name="P1" draw:layer="layout" svg:x1="2.916cm" svg:y1="6.904cm" svg:x2="2.221cm" svg:y2="7.662cm">
              <text:p/>
            </draw:line>
            <draw:line draw:style-name="gr2" draw:text-style-name="P1" draw:layer="layout" svg:x1="2.26cm" svg:y1="6.904cm" svg:x2="1.565cm" svg:y2="7.662cm">
              <text:p/>
            </draw:line>
            <draw:line draw:style-name="gr2" draw:text-style-name="P1" draw:layer="layout" svg:x1="4.887cm" svg:y1="7.62cm" svg:x2="4.192cm" svg:y2="8.378cm">
              <text:p/>
            </draw:line>
            <draw:line draw:style-name="gr2" draw:text-style-name="P1" draw:layer="layout" svg:x1="4.888cm" svg:y1="8.338cm" svg:x2="4.193cm" svg:y2="9.096cm">
              <text:p/>
            </draw:line>
            <draw:line draw:style-name="gr2" draw:text-style-name="P1" draw:layer="layout" svg:x1="4.888cm" svg:y1="9.055cm" svg:x2="4.193cm" svg:y2="9.813cm">
              <text:p/>
            </draw:line>
            <draw:line draw:style-name="gr2" draw:text-style-name="P1" draw:layer="layout" svg:x1="4.888cm" svg:y1="9.773cm" svg:x2="4.193cm" svg:y2="10.531cm">
              <text:p/>
            </draw:line>
            <draw:line draw:style-name="gr2" draw:text-style-name="P1" draw:layer="layout" svg:x1="4.89cm" svg:y1="10.489cm" svg:x2="4.195cm" svg:y2="11.247cm">
              <text:p/>
            </draw:line>
            <draw:line draw:style-name="gr2" draw:text-style-name="P1" draw:layer="layout" svg:x1="4.891cm" svg:y1="11.207cm" svg:x2="4.196cm" svg:y2="11.965cm">
              <text:p/>
            </draw:line>
            <draw:line draw:style-name="gr2" draw:text-style-name="P1" draw:layer="layout" svg:x1="5.55cm" svg:y1="16.715cm" svg:x2="4.855cm" svg:y2="17.473cm">
              <text:p/>
            </draw:line>
            <draw:line draw:style-name="gr2" draw:text-style-name="P1" draw:layer="layout" svg:x1="6.208cm" svg:y1="16.715cm" svg:x2="5.513cm" svg:y2="17.473cm">
              <text:p/>
            </draw:line>
            <draw:line draw:style-name="gr2" draw:text-style-name="P1" draw:layer="layout" svg:x1="6.866cm" svg:y1="16.716cm" svg:x2="6.171cm" svg:y2="17.474cm">
              <text:p/>
            </draw:line>
            <draw:line draw:style-name="gr2" draw:text-style-name="P1" draw:layer="layout" svg:x1="7.524cm" svg:y1="16.718cm" svg:x2="6.829cm" svg:y2="17.476cm">
              <text:p/>
            </draw:line>
            <draw:line draw:style-name="gr2" draw:text-style-name="P1" draw:layer="layout" svg:x1="8.181cm" svg:y1="16.72cm" svg:x2="7.486cm" svg:y2="17.478cm">
              <text:p/>
            </draw:line>
            <draw:line draw:style-name="gr2" draw:text-style-name="P1" draw:layer="layout" svg:x1="8.183cm" svg:y1="16.72cm" svg:x2="7.488cm" svg:y2="17.478cm">
              <text:p/>
            </draw:line>
            <draw:line draw:style-name="gr2" draw:text-style-name="P1" draw:layer="layout" svg:x1="8.841cm" svg:y1="16.721cm" svg:x2="8.146cm" svg:y2="17.479cm">
              <text:p/>
            </draw:line>
            <draw:line draw:style-name="gr2" draw:text-style-name="P1" draw:layer="layout" svg:x1="9.498cm" svg:y1="16.723cm" svg:x2="8.803cm" svg:y2="17.481cm">
              <text:p/>
            </draw:line>
            <draw:line draw:style-name="gr2" draw:text-style-name="P1" draw:layer="layout" svg:x1="10.156cm" svg:y1="16.723cm" svg:x2="9.461cm" svg:y2="17.481cm">
              <text:p/>
            </draw:line>
            <draw:line draw:style-name="gr2" draw:text-style-name="P1" draw:layer="layout" svg:x1="10.814cm" svg:y1="16.725cm" svg:x2="10.119cm" svg:y2="17.483cm">
              <text:p/>
            </draw:line>
            <draw:line draw:style-name="gr2" draw:text-style-name="P1" draw:layer="layout" svg:x1="11.876cm" svg:y1="11.304cm" svg:x2="11.181cm" svg:y2="12.062cm">
              <text:p/>
            </draw:line>
            <draw:line draw:style-name="gr2" draw:text-style-name="P1" draw:layer="layout" svg:x1="11.876cm" svg:y1="10.59cm" svg:x2="11.181cm" svg:y2="11.348cm">
              <text:p/>
            </draw:line>
            <draw:line draw:style-name="gr2" draw:text-style-name="P1" draw:layer="layout" svg:x1="11.877cm" svg:y1="9.874cm" svg:x2="11.182cm" svg:y2="10.632cm">
              <text:p/>
            </draw:line>
            <draw:line draw:style-name="gr2" draw:text-style-name="P1" draw:layer="layout" svg:x1="11.878cm" svg:y1="9.159cm" svg:x2="11.183cm" svg:y2="9.917cm">
              <text:p/>
            </draw:line>
            <draw:line draw:style-name="gr2" draw:text-style-name="P1" draw:layer="layout" svg:x1="11.88cm" svg:y1="8.562cm" svg:x2="11.185cm" svg:y2="9.32cm">
              <text:p/>
            </draw:line>
            <draw:line draw:style-name="gr2" draw:text-style-name="P1" draw:layer="layout" svg:x1="12.746cm" svg:y1="6.902cm" svg:x2="11.186cm" svg:y2="8.604cm">
              <text:p/>
            </draw:line>
            <draw:line draw:style-name="gr2" draw:text-style-name="P1" draw:layer="layout" svg:x1="12.092cm" svg:y1="6.902cm" svg:x2="11.187cm" svg:y2="7.89cm">
              <text:p/>
            </draw:line>
            <draw:line draw:style-name="gr2" draw:text-style-name="P1" draw:layer="layout" svg:x1="11.836cm" svg:y1="16.329cm" svg:x2="10.777cm" svg:y2="17.484cm">
              <text:p/>
            </draw:line>
            <draw:line draw:style-name="gr2" draw:text-style-name="P1" draw:layer="layout" svg:x1="13.633cm" svg:y1="6.892cm" svg:x2="12.938cm" svg:y2="7.65cm">
              <text:p/>
            </draw:line>
            <draw:line draw:style-name="gr2" draw:text-style-name="P1" draw:layer="layout" svg:x1="4.89cm" svg:y1="11.907cm" svg:x2="4.195cm" svg:y2="12.665cm">
              <text:p/>
            </draw:line>
            <draw:line draw:style-name="gr2" draw:text-style-name="P1" draw:layer="layout" svg:x1="4.89cm" svg:y1="12.625cm" svg:x2="4.195cm" svg:y2="13.383cm">
              <text:p/>
            </draw:line>
            <draw:line draw:style-name="gr2" draw:text-style-name="P1" draw:layer="layout" svg:x1="4.891cm" svg:y1="13.341cm" svg:x2="4.196cm" svg:y2="14.099cm">
              <text:p/>
            </draw:line>
            <draw:line draw:style-name="gr2" draw:text-style-name="P1" draw:layer="layout" svg:x1="4.891cm" svg:y1="14.01cm" svg:x2="4.196cm" svg:y2="14.768cm">
              <text:p/>
            </draw:line>
            <draw:line draw:style-name="gr2" draw:text-style-name="P1" draw:layer="layout" svg:x1="4.892cm" svg:y1="14.728cm" svg:x2="4.197cm" svg:y2="15.486cm">
              <text:p/>
            </draw:line>
            <draw:line draw:style-name="gr2" draw:text-style-name="P1" draw:layer="layout" svg:x1="4.891cm" svg:y1="15.429cm" svg:x2="4.196cm" svg:y2="16.187cm">
              <text:p/>
            </draw:line>
            <draw:line draw:style-name="gr2" draw:text-style-name="P1" draw:layer="layout" svg:x1="4.891cm" svg:y1="16.146cm" svg:x2="4.196cm" svg:y2="16.904cm">
              <text:p/>
            </draw:line>
            <draw:line draw:style-name="gr2" draw:text-style-name="P1" draw:layer="layout" svg:x1="11.877cm" svg:y1="13.485cm" svg:x2="11.182cm" svg:y2="14.243cm">
              <text:p/>
            </draw:line>
            <draw:line draw:style-name="gr2" draw:text-style-name="P1" draw:layer="layout" svg:x1="11.877cm" svg:y1="12.771cm" svg:x2="11.182cm" svg:y2="13.529cm">
              <text:p/>
            </draw:line>
            <draw:line draw:style-name="gr2" draw:text-style-name="P1" draw:layer="layout" svg:x1="11.878cm" svg:y1="12.055cm" svg:x2="11.183cm" svg:y2="12.813cm">
              <text:p/>
            </draw:line>
            <draw:line draw:style-name="gr2" draw:text-style-name="P1" draw:layer="layout" svg:x1="11.877cm" svg:y1="15.665cm" svg:x2="11.182cm" svg:y2="16.423cm">
              <text:p/>
            </draw:line>
            <draw:line draw:style-name="gr2" draw:text-style-name="P1" draw:layer="layout" svg:x1="11.877cm" svg:y1="14.951cm" svg:x2="11.182cm" svg:y2="15.709cm">
              <text:p/>
            </draw:line>
            <draw:line draw:style-name="gr2" draw:text-style-name="P1" draw:layer="layout" svg:x1="11.878cm" svg:y1="14.235cm" svg:x2="11.183cm" svg:y2="14.993cm">
              <text:p/>
            </draw:line>
            <draw:line draw:style-name="gr2" draw:text-style-name="P1" draw:layer="layout" svg:x1="11.877cm" svg:y1="11.306cm" svg:x2="11.182cm" svg:y2="12.064cm">
              <text:p/>
            </draw:line>
            <draw:line draw:style-name="gr2" draw:text-style-name="P1" draw:layer="layout" svg:x1="11.877cm" svg:y1="10.591cm" svg:x2="11.182cm" svg:y2="11.349cm">
              <text:p/>
            </draw:line>
            <draw:line draw:style-name="gr2" draw:text-style-name="P1" draw:layer="layout" svg:x1="11.878cm" svg:y1="9.875cm" svg:x2="11.183cm" svg:y2="10.633cm">
              <text:p/>
            </draw:line>
            <draw:line draw:style-name="gr2" draw:text-style-name="P1" draw:layer="layout" svg:x1="11.88cm" svg:y1="9.161cm" svg:x2="11.185cm" svg:y2="9.919cm">
              <text:p/>
            </draw:line>
            <draw:polyline draw:style-name="gr1" draw:text-style-name="P1" draw:layer="layout" svg:width="13.204cm" svg:height="9.743cm" svg:x="13.75cm" svg:y="6.902cm" svg:viewBox="0 0 13205 9744" draw:points="0,0 3475,0 3475,9744 9730,9744 9730,0 13205,0">
              <text:p/>
            </draw:polyline>
            <draw:line draw:style-name="gr2" draw:text-style-name="P1" draw:layer="layout" svg:x1="17.225cm" svg:y1="6.902cm" svg:x2="16.53cm" svg:y2="7.66cm">
              <text:p/>
            </draw:line>
            <draw:line draw:style-name="gr2" draw:text-style-name="P1" draw:layer="layout" svg:x1="16.57cm" svg:y1="6.904cm" svg:x2="15.875cm" svg:y2="7.662cm">
              <text:p/>
            </draw:line>
            <draw:line draw:style-name="gr2" draw:text-style-name="P1" draw:layer="layout" svg:x1="15.912cm" svg:y1="6.904cm" svg:x2="15.217cm" svg:y2="7.662cm">
              <text:p/>
            </draw:line>
            <draw:line draw:style-name="gr2" draw:text-style-name="P1" draw:layer="layout" svg:x1="15.255cm" svg:y1="6.904cm" svg:x2="14.56cm" svg:y2="7.662cm">
              <text:p/>
            </draw:line>
            <draw:line draw:style-name="gr2" draw:text-style-name="P1" draw:layer="layout" svg:x1="14.599cm" svg:y1="6.904cm" svg:x2="13.904cm" svg:y2="7.662cm">
              <text:p/>
            </draw:line>
            <draw:line draw:style-name="gr2" draw:text-style-name="P1" draw:layer="layout" svg:x1="17.226cm" svg:y1="7.62cm" svg:x2="16.531cm" svg:y2="8.378cm">
              <text:p/>
            </draw:line>
            <draw:line draw:style-name="gr2" draw:text-style-name="P1" draw:layer="layout" svg:x1="17.227cm" svg:y1="8.338cm" svg:x2="16.532cm" svg:y2="9.096cm">
              <text:p/>
            </draw:line>
            <draw:line draw:style-name="gr2" draw:text-style-name="P1" draw:layer="layout" svg:x1="17.227cm" svg:y1="9.055cm" svg:x2="16.532cm" svg:y2="9.813cm">
              <text:p/>
            </draw:line>
            <draw:line draw:style-name="gr2" draw:text-style-name="P1" draw:layer="layout" svg:x1="17.227cm" svg:y1="9.773cm" svg:x2="16.532cm" svg:y2="10.531cm">
              <text:p/>
            </draw:line>
            <draw:line draw:style-name="gr2" draw:text-style-name="P1" draw:layer="layout" svg:x1="17.229cm" svg:y1="10.489cm" svg:x2="16.534cm" svg:y2="11.247cm">
              <text:p/>
            </draw:line>
            <draw:line draw:style-name="gr2" draw:text-style-name="P1" draw:layer="layout" svg:x1="17.23cm" svg:y1="11.207cm" svg:x2="16.535cm" svg:y2="11.965cm">
              <text:p/>
            </draw:line>
            <draw:line draw:style-name="gr2" draw:text-style-name="P1" draw:layer="layout" svg:x1="17.889cm" svg:y1="16.715cm" svg:x2="17.194cm" svg:y2="17.473cm">
              <text:p/>
            </draw:line>
            <draw:line draw:style-name="gr2" draw:text-style-name="P1" draw:layer="layout" svg:x1="18.547cm" svg:y1="16.715cm" svg:x2="17.852cm" svg:y2="17.473cm">
              <text:p/>
            </draw:line>
            <draw:line draw:style-name="gr2" draw:text-style-name="P1" draw:layer="layout" svg:x1="19.205cm" svg:y1="16.716cm" svg:x2="18.51cm" svg:y2="17.474cm">
              <text:p/>
            </draw:line>
            <draw:line draw:style-name="gr2" draw:text-style-name="P1" draw:layer="layout" svg:x1="19.863cm" svg:y1="16.718cm" svg:x2="19.168cm" svg:y2="17.476cm">
              <text:p/>
            </draw:line>
            <draw:line draw:style-name="gr2" draw:text-style-name="P1" draw:layer="layout" svg:x1="20.52cm" svg:y1="16.72cm" svg:x2="19.825cm" svg:y2="17.478cm">
              <text:p/>
            </draw:line>
            <draw:line draw:style-name="gr2" draw:text-style-name="P1" draw:layer="layout" svg:x1="20.522cm" svg:y1="16.72cm" svg:x2="19.827cm" svg:y2="17.478cm">
              <text:p/>
            </draw:line>
            <draw:line draw:style-name="gr2" draw:text-style-name="P1" draw:layer="layout" svg:x1="21.18cm" svg:y1="16.721cm" svg:x2="20.485cm" svg:y2="17.479cm">
              <text:p/>
            </draw:line>
            <draw:line draw:style-name="gr2" draw:text-style-name="P1" draw:layer="layout" svg:x1="21.837cm" svg:y1="16.723cm" svg:x2="21.142cm" svg:y2="17.481cm">
              <text:p/>
            </draw:line>
            <draw:line draw:style-name="gr2" draw:text-style-name="P1" draw:layer="layout" svg:x1="22.495cm" svg:y1="16.723cm" svg:x2="21.8cm" svg:y2="17.481cm">
              <text:p/>
            </draw:line>
            <draw:line draw:style-name="gr2" draw:text-style-name="P1" draw:layer="layout" svg:x1="23.153cm" svg:y1="16.725cm" svg:x2="22.458cm" svg:y2="17.483cm">
              <text:p/>
            </draw:line>
            <draw:line draw:style-name="gr2" draw:text-style-name="P1" draw:layer="layout" svg:x1="24.215cm" svg:y1="11.304cm" svg:x2="23.52cm" svg:y2="12.062cm">
              <text:p/>
            </draw:line>
            <draw:line draw:style-name="gr2" draw:text-style-name="P1" draw:layer="layout" svg:x1="24.215cm" svg:y1="10.59cm" svg:x2="23.52cm" svg:y2="11.348cm">
              <text:p/>
            </draw:line>
            <draw:line draw:style-name="gr2" draw:text-style-name="P1" draw:layer="layout" svg:x1="24.216cm" svg:y1="9.874cm" svg:x2="23.521cm" svg:y2="10.632cm">
              <text:p/>
            </draw:line>
            <draw:line draw:style-name="gr2" draw:text-style-name="P1" draw:layer="layout" svg:x1="24.217cm" svg:y1="9.159cm" svg:x2="23.522cm" svg:y2="9.917cm">
              <text:p/>
            </draw:line>
            <draw:line draw:style-name="gr2" draw:text-style-name="P1" draw:layer="layout" svg:x1="24.219cm" svg:y1="8.562cm" svg:x2="23.524cm" svg:y2="9.32cm">
              <text:p/>
            </draw:line>
            <draw:line draw:style-name="gr2" draw:text-style-name="P1" draw:layer="layout" svg:x1="25.085cm" svg:y1="6.902cm" svg:x2="23.525cm" svg:y2="8.604cm">
              <text:p/>
            </draw:line>
            <draw:line draw:style-name="gr2" draw:text-style-name="P1" draw:layer="layout" svg:x1="24.431cm" svg:y1="6.902cm" svg:x2="23.526cm" svg:y2="7.89cm">
              <text:p/>
            </draw:line>
            <draw:line draw:style-name="gr2" draw:text-style-name="P1" draw:layer="layout" svg:x1="24.175cm" svg:y1="16.329cm" svg:x2="23.116cm" svg:y2="17.484cm">
              <text:p/>
            </draw:line>
            <draw:line draw:style-name="gr2" draw:text-style-name="P1" draw:layer="layout" svg:x1="25.972cm" svg:y1="6.892cm" svg:x2="25.277cm" svg:y2="7.65cm">
              <text:p/>
            </draw:line>
            <draw:line draw:style-name="gr2" draw:text-style-name="P1" draw:layer="layout" svg:x1="17.229cm" svg:y1="11.907cm" svg:x2="16.534cm" svg:y2="12.665cm">
              <text:p/>
            </draw:line>
            <draw:line draw:style-name="gr2" draw:text-style-name="P1" draw:layer="layout" svg:x1="17.229cm" svg:y1="12.625cm" svg:x2="16.534cm" svg:y2="13.383cm">
              <text:p/>
            </draw:line>
            <draw:line draw:style-name="gr2" draw:text-style-name="P1" draw:layer="layout" svg:x1="17.23cm" svg:y1="13.341cm" svg:x2="16.535cm" svg:y2="14.099cm">
              <text:p/>
            </draw:line>
            <draw:line draw:style-name="gr2" draw:text-style-name="P1" draw:layer="layout" svg:x1="17.23cm" svg:y1="14.01cm" svg:x2="16.535cm" svg:y2="14.768cm">
              <text:p/>
            </draw:line>
            <draw:line draw:style-name="gr2" draw:text-style-name="P1" draw:layer="layout" svg:x1="17.231cm" svg:y1="14.728cm" svg:x2="16.536cm" svg:y2="15.486cm">
              <text:p/>
            </draw:line>
            <draw:line draw:style-name="gr2" draw:text-style-name="P1" draw:layer="layout" svg:x1="17.23cm" svg:y1="15.429cm" svg:x2="16.535cm" svg:y2="16.187cm">
              <text:p/>
            </draw:line>
            <draw:line draw:style-name="gr2" draw:text-style-name="P1" draw:layer="layout" svg:x1="17.23cm" svg:y1="16.146cm" svg:x2="16.535cm" svg:y2="16.904cm">
              <text:p/>
            </draw:line>
            <draw:line draw:style-name="gr2" draw:text-style-name="P1" draw:layer="layout" svg:x1="24.216cm" svg:y1="13.485cm" svg:x2="23.521cm" svg:y2="14.243cm">
              <text:p/>
            </draw:line>
            <draw:line draw:style-name="gr2" draw:text-style-name="P1" draw:layer="layout" svg:x1="24.216cm" svg:y1="12.771cm" svg:x2="23.521cm" svg:y2="13.529cm">
              <text:p/>
            </draw:line>
            <draw:line draw:style-name="gr2" draw:text-style-name="P1" draw:layer="layout" svg:x1="24.217cm" svg:y1="12.055cm" svg:x2="23.522cm" svg:y2="12.813cm">
              <text:p/>
            </draw:line>
            <draw:line draw:style-name="gr2" draw:text-style-name="P1" draw:layer="layout" svg:x1="24.216cm" svg:y1="15.665cm" svg:x2="23.521cm" svg:y2="16.423cm">
              <text:p/>
            </draw:line>
            <draw:line draw:style-name="gr2" draw:text-style-name="P1" draw:layer="layout" svg:x1="24.216cm" svg:y1="14.951cm" svg:x2="23.521cm" svg:y2="15.709cm">
              <text:p/>
            </draw:line>
            <draw:line draw:style-name="gr2" draw:text-style-name="P1" draw:layer="layout" svg:x1="24.217cm" svg:y1="14.235cm" svg:x2="23.522cm" svg:y2="14.993cm">
              <text:p/>
            </draw:line>
            <draw:line draw:style-name="gr2" draw:text-style-name="P1" draw:layer="layout" svg:x1="24.216cm" svg:y1="11.306cm" svg:x2="23.521cm" svg:y2="12.064cm">
              <text:p/>
            </draw:line>
            <draw:line draw:style-name="gr2" draw:text-style-name="P1" draw:layer="layout" svg:x1="24.216cm" svg:y1="10.591cm" svg:x2="23.521cm" svg:y2="11.349cm">
              <text:p/>
            </draw:line>
            <draw:line draw:style-name="gr2" draw:text-style-name="P1" draw:layer="layout" svg:x1="24.217cm" svg:y1="9.875cm" svg:x2="23.522cm" svg:y2="10.633cm">
              <text:p/>
            </draw:line>
            <draw:line draw:style-name="gr2" draw:text-style-name="P1" draw:layer="layout" svg:x1="24.219cm" svg:y1="9.161cm" svg:x2="23.524cm" svg:y2="9.919cm">
              <text:p/>
            </draw:line>
          </draw:g>
          <draw:custom-shape draw:style-name="gr3" draw:text-style-name="P1" draw:layer="layout" svg:width="5.715cm" svg:height="1.57cm" svg:x="1.046cm" svg:y="3.517cm">
            <text:p/>
            <draw:enhanced-geometry svg:viewBox="0 0 21600 21600" draw:text-areas="0 ?f0 ?f5 ?f2" draw:type="right-arrow" draw:modifiers="13233.5899230231 6720.251836306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12-22T13:33:32</meta:creation-date>
    <meta:editing-duration>PT00H13M33S</meta:editing-duration>
    <meta:editing-cycles>3</meta:editing-cycles>
    <dc:date>2010-12-22T13:47:02</dc:date>
    <meta:generator>OpenOffice.org/3.1$Linux OpenOffice.org_project/310m21$Build-9319</meta:generator>
    <meta:document-statistic meta:object-count="122"/>
  </office:meta>
</office:document-meta>
</file>